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Cas d’utilisation</text:span><text:span text:style-name="T2"><text:s/>: Calendrier</text:span></text:p>
      <text:p text:style-name="P1"><text:span text:style-name="T3"/></text:p>
      <text:p text:style-name="P1"><text:span text:style-name="T4">Scénario principal</text:span><text:span text:style-name="T5"><text:s/>: </text:span></text:p>
      <text:p text:style-name="P1"><text:span text:style-name="T5"><text:s/></text:span></text:p>
      <text:p text:style-name="P1"><text:span text:style-name="T5">Sur la page calendrier,<text:s/></text:span><text:span text:style-name="T6">l'utilisateur peut voir visuellement un calendrier de ses horaires et les évènements qui lui sont associés. L'utilisateur peut clicker sur un évènement et clicker sur le boutton<text:s/></text:span><text:span text:style-name="T7">absent<text:s/></text:span><text:span text:style-name="T8">pour notifier qu'il (où son enfant) sera pas présent à cet évènement.</text:span><text:span text:style-name="T9"/></text:p>
      <text:p text:style-name="P1"><text:span text:style-name="T10"/></text:p>
      <text:p text:style-name="P1"><text:span text:style-name="T11">Scénarios alternatifs</text:span><text:span text:style-name="T12"><text:s/>: </text:span></text:p>
      <text:p text:style-name="P1"><text:span text:style-name="T12"><text:s/></text:span></text:p>
      <text:p text:style-name="P1"><text:span text:style-name="T12">Quand l'utilisateur click sur un jour où il n'a pas un évènement de lui, il n'y a pas une option de<text:s/></text:span><text:span text:style-name="T13">absent.</text:span><text:span text:style-name="T1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